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none" draw:fill-color="#ffffff" draw:textarea-horizontal-align="justify" draw:textarea-vertical-align="middle" draw:auto-grow-height="false" fo:min-height="7.25cm" fo:min-width="3.2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ouble_20_Dash_20__28_Rounded_29_" svg:stroke-color="#808080" svg:stroke-linecap="roun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808080" loext:opacity="100%"/>
    </style:style>
    <style:style style:name="P6" style:family="paragraph">
      <loext:graphic-properties draw:fill="none" draw:fill-color="#ffffff"/>
      <style:text-properties fo:color="#808080" loext:opacity="100%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4" style:family="text">
      <style:text-properties style:text-position="-8% 58%"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style:font-name="Liberation Sans1" fo:font-size="9pt" style:font-name-asian="Liberation Sans1" style:font-size-asian="9pt" style:font-name-complex="Liberation Sans1" style:font-size-complex="9pt"/>
    </style:style>
    <style:style style:name="T6" style:family="text">
      <style:text-properties fo:color="#808080" loext:opacity="100%" fo:font-size="12pt" style:font-size-asian="12pt" style:font-size-complex="12pt"/>
    </style:style>
    <style:style style:name="T7" style:family="text">
      <style:text-properties fo:color="#808080" loext:opacity="100%" style:text-position="-8% 58%" fo:font-size="12pt" style:font-size-asian="12pt" style:font-size-complex="12pt"/>
    </style:style>
    <style:style style:name="T8" style:family="text">
      <style:text-properties fo:color="#80808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7.5cm" draw:transform="skewX (6.62009003698096E-017) rotate (-0.342782665091686) translate (10.119cm 9.588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2.75cm" svg:x2="12.5cm" svg:y2="14cm">
          <text:p/>
        </draw:line>
        <draw:line draw:style-name="gr3" draw:text-style-name="P2" draw:layer="layout" svg:x1="3.062cm" svg:y1="13.612cm" svg:x2="9cm" svg:y2="12.75cm">
          <text:p/>
        </draw:line>
        <draw:line draw:style-name="gr4" draw:text-style-name="P2" draw:layer="layout" svg:x1="3.062cm" svg:y1="13.626cm" svg:x2="8.624cm" svg:y2="13.626cm">
          <text:p/>
        </draw:line>
        <draw:path draw:style-name="gr3" draw:text-style-name="P2" draw:layer="layout" svg:width="3.673cm" svg:height="0.861cm" svg:x="9cm" svg:y="12.75cm" svg:viewBox="0 0 3674 862" svg:d="M0 0c2099 0 3674 862 3674 862">
          <text:p/>
        </draw:path>
        <draw:line draw:style-name="gr4" draw:text-style-name="P2" draw:layer="layout" svg:x1="9cm" svg:y1="12.75cm" svg:x2="9.25cm" svg:y2="19.5cm">
          <text:p/>
        </draw:line>
        <draw:line draw:style-name="gr4" draw:text-style-name="P2" draw:layer="layout" svg:x1="12.672cm" svg:y1="13.624cm" svg:x2="9.25cm" svg:y2="19.5cm">
          <text:p/>
        </draw:line>
        <draw:line draw:style-name="gr3" draw:text-style-name="P2" draw:layer="layout" svg:x1="12.648cm" svg:y1="13.626cm" svg:x2="16.224cm" svg:y2="15.276cm">
          <text:p/>
        </draw:line>
        <draw:line draw:style-name="gr4" draw:text-style-name="P2" draw:layer="layout" svg:x1="12.67cm" svg:y1="13.627cm" svg:x2="16.428cm" svg:y2="13.627cm">
          <text:p/>
        </draw:line>
        <draw:frame draw:style-name="gr5" draw:text-style-name="P3" draw:layer="layout" svg:width="1.5cm" svg:height="0.75cm" svg:x="7.75cm" svg:y="12.15cm">
          <draw:text-box>
            <text:p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5" draw:text-style-name="P3" draw:layer="layout" svg:width="1.5cm" svg:height="0.75cm" svg:x="8.5cm" svg:y="19.4cm">
          <draw:text-box>
            <text:p><text:span text:style-name="T1">(x</text:span><text:span text:style-name="T2">0</text:span><text:span text:style-name="T1">,y</text:span><text:span text:style-name="T2">0</text:span><text:span text:style-name="T1">)</text:span></text:p>
          </draw:text-box>
        </draw:frame>
        <draw:frame draw:style-name="gr5" draw:text-style-name="P3" draw:layer="layout" svg:width="1.5cm" svg:height="0.75cm" svg:x="12.5cm" svg:y="13cm">
          <draw:text-box>
            <text:p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custom-shape draw:style-name="gr6" draw:text-style-name="P4" draw:layer="layout" svg:width="0.102cm" svg:height="0.1cm" svg:x="9.197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cm" svg:x="8.95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cm" svg:x="12.602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cm" svg:height="0cm" svg:x="0cm" svg:y="0cm" svg:viewBox="0 0 1 1" svg:d="">
          <text:p/>
        </draw:path>
        <draw:path draw:style-name="gr3" draw:text-style-name="P2" draw:layer="layout" svg:width="0.356cm" svg:height="0.24cm" draw:transform="skewX (0.301243828894221) rotate (-0.754505835637149) translate (5.74995139534259cm 13.2454571303917cm)" svg:viewBox="0 0 357 241" svg:d="M0 0c238 0 357 241 357 241">
          <text:p/>
        </draw:path>
        <draw:path draw:style-name="gr3" draw:text-style-name="P2" draw:layer="layout" svg:width="0.492cm" svg:height="0.316cm" draw:transform="skewX (-0.0675442420521806) rotate (-1.24075456524277) translate (14.1413251958227cm 13.6455911007387cm)" svg:viewBox="0 0 493 317" svg:d="M0 0c329 1 493 317 493 317">
          <text:p/>
        </draw:path>
        <draw:line draw:style-name="gr4" draw:text-style-name="P2" draw:layer="layout" svg:x1="11.85cm" svg:y1="10.224cm" svg:x2="12.6cm" svg:y2="7.974cm">
          <text:p/>
        </draw:line>
        <draw:line draw:style-name="gr4" draw:text-style-name="P2" draw:layer="layout" svg:x1="11.8cm" svg:y1="10.225cm" svg:x2="11.8cm" svg:y2="7.749cm">
          <text:p/>
        </draw:line>
        <draw:path draw:style-name="gr3" draw:text-style-name="P2" draw:layer="layout" svg:width="0.632cm" svg:height="0.249cm" draw:transform="skewX (0.488343124708013) rotate (0.235968514869633) translate (11.8060964375424cm 8.45615430888626cm)" svg:viewBox="0 0 633 250" svg:d="M0 0c422 0 633 250 633 250">
          <text:p/>
        </draw:path>
        <draw:frame draw:style-name="gr5" draw:text-style-name="P3" draw:layer="layout" svg:width="1cm" svg:height="0.75cm" svg:x="5.692cm" svg:y="13.052cm">
          <draw:text-box>
            <text:p><text:span text:style-name="T3">θ</text:span><text:span text:style-name="T4">in</text:span></text:p>
          </draw:text-box>
        </draw:frame>
        <draw:frame draw:style-name="gr5" draw:text-style-name="P3" draw:layer="layout" svg:width="1cm" svg:height="0.75cm" svg:x="14.05cm" svg:y="13.65cm">
          <draw:text-box>
            <text:p><text:span text:style-name="T3">θ</text:span><text:span text:style-name="T4">out</text:span></text:p>
          </draw:text-box>
        </draw:frame>
        <draw:frame draw:style-name="gr7" draw:text-style-name="P3" draw:layer="layout" svg:width="0.75cm" svg:height="0.662cm" svg:x="11.8cm" svg:y="7.9cm">
          <draw:text-box>
            <text:p><text:span text:style-name="T5">α</text:span></text:p>
          </draw:text-box>
        </draw:frame>
        <draw:line draw:style-name="gr4" draw:text-style-name="P2" draw:layer="layout" svg:x1="9cm" svg:y1="12.75cm" svg:x2="12.602cm" svg:y2="13.557cm">
          <text:p/>
        </draw:line>
        <draw:path draw:style-name="gr3" draw:text-style-name="P2" draw:layer="layout" svg:width="0.401cm" svg:height="0.186cm" draw:transform="skewX (-0.81873395211054) rotate (-2.75028983529266) translate (11.721915706063cm 13.3985713805381cm)" svg:viewBox="0 0 402 187" svg:d="M402 0c-268 2-402 187-402 187">
          <text:p/>
        </draw:path>
        <draw:frame draw:style-name="gr5" draw:text-style-name="P3" draw:layer="layout" svg:width="0.75cm" svg:height="0.75cm" svg:x="12.8cm" svg:y="15.4cm">
          <draw:text-box>
            <text:p><text:span text:style-name="T3">δ</text:span></text:p>
          </draw:text-box>
        </draw:frame>
        <draw:line draw:style-name="gr3" draw:text-style-name="P2" draw:layer="layout" svg:x1="11.192cm" svg:y1="13.388cm" svg:x2="13cm" svg:y2="15.5cm">
          <text:p/>
        </draw:line>
        <draw:frame draw:style-name="gr8" draw:text-style-name="P6" draw:layer="layout" svg:width="1.346cm" svg:height="0.795cm" draw:transform="rotate (-0.330216294477327) translate (10.221cm 13.028cm)">
          <draw:text-box>
            <text:p text:style-name="P5"><text:span text:style-name="T6">L</text:span><text:span text:style-name="T7">eff</text:span></text:p>
          </draw:text-box>
        </draw:frame>
        <draw:custom-shape draw:style-name="gr6" draw:text-style-name="P4" draw:layer="layout" svg:width="0.102cm" svg:height="0.1cm" svg:x="3.046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25cm" svg:height="0.75cm" svg:x="2.7cm" svg:y="13.55cm">
          <draw:text-box>
            <text:p text:style-name="P5"><text:span text:style-name="T8">t</text:span><text:span text:style-name="T8">a</text:span><text:span text:style-name="T8">r</text:span><text:span text:style-name="T8">g</text:span><text:span text:style-name="T8">e</text:span><text:span text:style-name="T8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8T10:17:51.834011225</meta:creation-date>
    <dc:date>2025-03-18T10:55:47.048295008</dc:date>
    <meta:editing-duration>PT6M14S</meta:editing-duration>
    <meta:editing-cycles>1</meta:editing-cycles>
    <meta:document-statistic meta:object-count="31"/>
    <meta:generator>LibreOffice/7.3.7.2$Linux_X86_64 LibreOffice_project/30$Build-2</meta:generator>
  </office:meta>
</office:document-meta>
</file>